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42812" officeooo:paragraph-rsid="00142812"/>
    </style:style>
    <style:style style:name="P2" style:family="paragraph" style:parent-style-name="Standard">
      <style:text-properties style:font-name="Arial" officeooo:rsid="00142812" officeooo:paragraph-rsid="00142812"/>
    </style:style>
    <style:style style:name="P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42812" officeooo:paragraph-rsid="00142812" fo:background-color="#ff3333"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weight="bold" officeooo:rsid="00142812" officeooo:paragraph-rsid="00142812"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42812" officeooo:paragraph-rsid="00142812"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142812" officeooo:paragraph-rsid="001912c9" style:font-weight-asian="bold" style:font-weight-complex="bold"/>
    </style:style>
    <style:style style:name="P7" style:family="paragraph" style:parent-style-name="Standard">
      <style:text-properties style:font-name="Arial" fo:font-weight="bold" officeooo:rsid="00142812"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1912c9" officeooo:paragraph-rsid="001912c9" style:font-weight-asian="bold" style:font-weight-complex="bold"/>
    </style:style>
    <style:style style:name="P9" style:family="paragraph" style:parent-style-name="Standard">
      <style:paragraph-properties fo:text-align="justify" style:justify-single-word="false"/>
      <style:text-properties style:font-name="Arial" fo:font-weight="normal" officeooo:rsid="001912c9" officeooo:paragraph-rsid="001912c9" style:font-weight-asian="normal" style:font-weight-complex="normal"/>
    </style:style>
    <style:style style:name="P10" style:family="paragraph" style:parent-style-name="Standard">
      <style:paragraph-properties fo:text-align="start" style:justify-single-word="false"/>
      <style:text-properties style:font-name="Arial" fo:font-weight="normal" officeooo:rsid="00142812" officeooo:paragraph-rsid="00142812" style:font-weight-asian="normal" style:font-weight-complex="normal"/>
    </style:style>
    <style:style style:name="P11" style:family="paragraph" style:parent-style-name="Standard">
      <style:paragraph-properties fo:text-align="justify" style:justify-single-word="false"/>
      <style:text-properties fo:color="#000000" loext:opacity="100%" fo:font-size="12pt" fo:font-weight="normal" officeooo:paragraph-rsid="0017412b"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loext:opacity="100%" style:font-name="Arial" fo:font-weight="bold" officeooo:rsid="00142812" officeooo:paragraph-rsid="00142812" style:font-weight-asian="bold" style:font-weight-complex="bold"/>
    </style:style>
    <style:style style:name="P13" style:family="paragraph" style:parent-style-name="Standard">
      <style:paragraph-properties fo:text-align="justify" style:justify-single-word="false"/>
      <style:text-properties fo:color="#000000" loext:opacity="100%" style:font-name="Arial" fo:font-size="12pt" fo:font-weight="normal" officeooo:rsid="0017412b" officeooo:paragraph-rsid="0014281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7412b" officeooo:paragraph-rsid="0014281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1" fo:font-size="12pt" fo:font-weight="bold" officeooo:rsid="00142812" officeooo:paragraph-rsid="00142812" style:font-size-asian="12pt" style:font-weight-asian="bold" style:font-size-complex="12pt" style:font-weight-complex="bold"/>
    </style:style>
    <style:style style:name="P16" style:family="paragraph" style:parent-style-name="Text_20_body">
      <style:paragraph-properties fo:margin-top="0cm" fo:margin-bottom="0cm" style:contextual-spacing="false"/>
    </style:style>
    <style:style style:name="P17" style:family="paragraph" style:parent-style-name="Text_20_body">
      <style:paragraph-properties fo:margin-top="0cm" fo:margin-bottom="0cm" style:contextual-spacing="false"/>
      <style:text-properties style:font-name="Arial1"/>
    </style:style>
    <style:style style:name="P18" style:family="paragraph" style:list-style-name="L3">
      <style:text-properties fo:color="#000000" loext:opacity="100%"/>
    </style:style>
    <style:style style:name="P19" style:family="paragraph" style:parent-style-name="Text_20_body" style:list-style-name="L3">
      <style:text-properties fo:color="#000000" loext:opacity="100%"/>
    </style:style>
    <style:style style:name="T1" style:family="text">
      <style:text-properties officeooo:rsid="00162269"/>
    </style:style>
    <style:style style:name="T2" style:family="text">
      <style:text-properties fo:font-weight="normal" style:font-weight-asian="normal" style:font-weight-complex="normal"/>
    </style:style>
    <style:style style:name="T3" style:family="text">
      <style:text-properties fo:font-weight="normal" officeooo:rsid="0017412b" style:font-weight-asian="normal" style:font-weight-complex="normal"/>
    </style:style>
    <style:style style:name="T4" style:family="text">
      <style:text-properties style:font-name="Arial1"/>
    </style:style>
    <style:style style:name="T5" style:family="text">
      <style:text-properties fo:font-variant="normal" fo:text-transform="none" fo:color="#374151" loext:opacity="100%" style:font-name="S hne" fo:font-size="8pt" fo:letter-spacing="normal" fo:font-style="normal" fo:font-weight="normal"/>
    </style:style>
    <style:style style:name="T6" style:family="text">
      <style:text-properties fo:font-variant="normal" fo:text-transform="none" fo:color="#374151" loext:opacity="100%" style:font-name="S hne" fo:font-size="8pt" fo:letter-spacing="normal" fo:font-style="normal" fo:font-weight="normal" style:font-weight-asian="normal" style:font-weight-complex="normal"/>
    </style:style>
    <style:style style:name="T7" style:family="text">
      <style:text-properties fo:font-variant="normal" fo:text-transform="none" fo:color="#374151" loext:opacity="100%" style:font-name="Arial" fo:font-size="8pt" fo:letter-spacing="normal" fo:font-style="normal" fo:font-weight="normal" officeooo:rsid="0017412b" style:font-weight-asian="normal" style:font-weight-complex="normal"/>
    </style:style>
    <style:style style:name="T8" style:family="text">
      <style:text-properties fo:font-variant="normal" fo:text-transform="none" fo:color="#374151" loext:opacity="100%" style:font-name="Arial" fo:letter-spacing="normal" fo:font-style="normal" fo:font-weight="normal" officeooo:rsid="0017412b" style:font-weight-asian="normal" style:font-weight-complex="normal"/>
    </style:style>
    <style:style style:name="T9" style:family="text">
      <style:text-properties fo:font-variant="normal" fo:text-transform="none" fo:color="#374151" loext:opacity="100%" style:font-name="Arial" fo:letter-spacing="normal" fo:font-style="normal" officeooo:rsid="0017412b"/>
    </style:style>
    <style:style style:name="T10" style:family="text">
      <style:text-properties fo:font-variant="normal" fo:text-transform="none" fo:color="#374151" loext:opacity="100%" style:font-name="Arial1" fo:font-size="8pt" fo:letter-spacing="normal" fo:font-style="normal" fo:font-weight="normal"/>
    </style:style>
    <style:style style:name="T11" style:family="text">
      <style:text-properties fo:font-variant="normal" fo:text-transform="none" fo:color="#374151" loext:opacity="100%" style:font-name="Arial1" fo:font-size="12pt" fo:letter-spacing="normal" fo:font-style="normal" fo:font-weight="normal" style:font-size-asian="12pt" style:font-size-complex="12pt"/>
    </style:style>
    <style:style style:name="T12" style:family="text">
      <style:text-properties fo:font-variant="normal" fo:text-transform="none" fo:color="#374151" loext:opacity="100%" style:font-name="Arial1" fo:font-size="12pt" fo:letter-spacing="normal" fo:font-style="normal" fo:font-weight="normal" officeooo:rsid="001912c9" style:font-size-asian="12pt" style:font-size-complex="12pt"/>
    </style:style>
    <style:style style:name="T13" style:family="text">
      <style:text-properties fo:font-variant="normal" fo:text-transform="none" style:font-name="Arial" fo:letter-spacing="normal" fo:font-style="normal" officeooo:rsid="0017412b"/>
    </style:style>
    <style:style style:name="T14" style:family="text">
      <style:text-properties fo:font-variant="normal" fo:text-transform="none" fo:color="#000000" loext:opacity="100%" style:font-name="Roboto" fo:font-size="14pt" fo:letter-spacing="normal" fo:font-style="normal" fo:font-weight="normal"/>
    </style:style>
    <style:style style:name="T15"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1912c9" style:font-size-asian="12pt" style:font-size-complex="12pt"/>
    </style:style>
    <style:style style:name="T17" style:family="text">
      <style:text-properties fo:font-variant="normal" fo:text-transform="none" fo:color="#000000" loext:opacity="100%" fo:font-size="14pt" fo:letter-spacing="normal" fo:font-style="normal" fo:font-weight="normal"/>
    </style:style>
    <style:style style:name="T18" style:family="text">
      <style:text-properties fo:font-variant="normal" fo:text-transform="none" fo:color="#000000" loext:opacity="100%" fo:letter-spacing="normal" fo:font-style="normal" fo:font-weight="normal"/>
    </style:style>
    <style:style style:name="T19" style:family="text">
      <style:text-properties fo:font-variant="normal" fo:text-transform="none" fo:letter-spacing="normal" fo:font-style="normal"/>
    </style:style>
    <style:style style:name="T20" style:family="text">
      <style:text-properties style:font-name="Arial" fo:font-weight="normal" officeooo:rsid="0017412b" style:font-weight-asian="normal" style:font-weight-complex="normal"/>
    </style:style>
    <style:style style:name="T21" style:family="text">
      <style:text-properties style:font-name="Arial" officeooo:rsid="0017412b"/>
    </style:style>
    <style:style style:name="T22" style:family="text">
      <style:text-properties officeooo:rsid="001b013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TAT T<text:span text:style-name="T1">7</text:span> EL DRET LABORAL</text:p>
      <text:p text:style-name="P1"/>
      <text:p text:style-name="P4">1.- En una empresa familiar l'amo ha anat contractant diversos familiars: al seu cònjuge, a les seues dues filles, al seu nebot i a la seua sogra. </text:p>
      <text:p text:style-name="P4">a) Quin grau de parentiu tenen aquests familiars?</text:p>
      <text:p text:style-name="P16"><text:span text:style-name="T4">Cònjuge: relació de matrimoni</text:span></text:p>
      <text:p text:style-name="P17">Filles: relació de parentiu directe de primer grau</text:p>
      <text:p text:style-name="P17">Nebot: relació de parentiu de segon grau, ja que és fill del germà o germana de l'amo</text:p>
      <text:p text:style-name="P17">Sogra: relació de parentiu de primer grau, ja que és la mare del cònjuge de l'amo.</text:p>
      <text:p text:style-name="P4"/>
      <text:p text:style-name="P4">b) Si l'amo conviu amb el seu cònjuge i les seues dues filles té una relació laboral amb elles?, i amb el seu nebot i la seua sogra?.</text:p>
      <text:p text:style-name="P12"><text:s/><text:span text:style-name="T2">Si l'amo conviu amb el seu cònjuge i les seues dues filles i té una relació laboral amb elles, l'amo podria prendre decisions que afavorisquen a la seua família en detriment dels interessos de l'empresa. </text:span><text:span text:style-name="T3">Per això es tendria que ficar normes clares per a la empresa.</text:span></text:p>
      <text:p text:style-name="P12"><text:span text:style-name="T3"/></text:p>
      <text:p text:style-name="P11"><text:span text:style-name="T21">En el cas del nebot i la sogra,</text:span><text:span text:style-name="T13">l'amo també podria tenir una relació laboral amb ells, però caldria vores i els te favoritisme o no.</text:span></text:p>
      <text:p text:style-name="P11"><text:span text:style-name="T13"/></text:p>
      <text:p text:style-name="P4">2.- Enumera les característiques que ha de tindre una relació de treball per a considerar-se regulada pel Dret del Treball. Indica quines de les característiques els falten a les següents activitats per a no considerar-se regulades dins del Dret del Treball. </text:p>
      <text:p text:style-name="P14">Una relació laboral ha de tenir les característiques següents per considerar-se regida pel Codi de Treball:<text:line-break/><text:line-break/>Obediència: un treballador ha d'obeir les ordres del seu empresari i ha d'obeir les seves instruccions.<text:line-break/>Dependència: Un treballador ha de dependre econòmicament de l'empresa per a la qual treballa.<text:line-break/>Compensació: els treballadors han de rebre una compensació econòmica per la seva feina.<text:line-break/>Activitat personal: El treballador ha de realitzar ell mateix la feina, és a dir, no pot contractar altres persones per a la realització de la seva feina.<text:line-break/>Propietat: el producte de treball és propietat de l'empresa.</text:p>
      <text:p text:style-name="P14"/>
      <text:p text:style-name="P4">a) Informàtic que treballa com a autònom per a una fàbrica de mobles.</text:p>
      <text:p text:style-name="P13"><text:span text:style-name="T19">En aquest cas, el treballador no està ni subordinat ni depenent econòmicament de l'empresa on treballa. A més, el treballador pot decidir quan i com finalitzarà la seva feina, la qual cosa implica una falta d'afiliació. Per tant, aquesta activitat no està subjecta al Codi de Treball.</text:span> </text:p>
      <text:p text:style-name="P4">b) Membre d'una mesa electoral.</text:p>
      <text:p text:style-name="P14">Els membres dels col·legis electorals desenvolupen activitats específiques i no estan vinculats ni dependents econòmicament de l'empresa per a la qual treballen. A més, la seva activitat no és personal ja que es fa en col·laboració amb altres persones. Per tant, aquesta activitat no està subjecta al Codi de Treball.</text:p>
      <text:p text:style-name="P4">c) Voluntari en una ONG.</text:p>
      <text:p text:style-name="P14">Els voluntaris no estan afiliats ni depenen econòmicament de l'ONG amb la qual treballen. A més, la seva feina és no remunerada i no és una activitat personal, ja que altres persones poden fer la mateixa tasca. Per tant, aquesta activitat no està subjecta al Codi de Treball.</text:p>
      <text:p text:style-name="P4"><text:soft-page-break/>3.- Indica si les següents afirmacions són vertaderes o falses: </text:p>
      <text:p text:style-name="P4"/>
      <text:p text:style-name="P4">a) El Reial decret-Legislatiu ho elaboren les Corts Generals o poder legislatiu.</text:p>
      <text:p text:style-name="P9">Fals</text:p>
      <text:p text:style-name="P4">b) Les Directives són normes de la *OIT (Organització Internacional del Treball).</text:p>
      <text:p text:style-name="P9">Fals</text:p>
      <text:p text:style-name="P4">c) El Conveni Col·lectiu és un acord entre representants dels treballadors i representants dels empresaris.</text:p>
      <text:p text:style-name="P8"><text:span text:style-name="T15">Vertader</text:span> </text:p>
      <text:p text:style-name="P4">d) Les Lleis Orgàniques regulen els drets fonamentals recollits en la Constitució.</text:p>
      <text:p text:style-name="P6"><text:span text:style-name="T16">Vertader</text:span> </text:p>
      <text:p text:style-name="P4">e) L'Estatut dels Treballadors és una norma amb forma de Reial decret-Legislatiu.</text:p>
      <text:p text:style-name="P6"><text:span text:style-name="T16">Vertader</text:span> </text:p>
      <text:p text:style-name="P4"/>
      <text:p text:style-name="P4">4.- Susana s'ha vist obligada a signar un document en el qual accepta renunciar a 1 dia de descans a la setmana (l'Estatut dels Treballadors reconeix a tots els treballadors el dret a un descans mínim d'un dia i mig) i a canvi l'empresari li ha oferit renovar-li el contracte. És correcta l'actuació de l'empresa? Per què? Seria vàlid el document? Estaries aplicant algun principi? </text:p>
      <text:p text:style-name="P10">No, el que va fer l'empresa no va ser correcte. Les empreses no poden obligar els treballadors a renunciar als seus drets laborals legalment reconeguts a canvi de renovacions de contracte.<text:line-break/>El document que va signar <text:span text:style-name="T22">Susana</text:span> no seria vàlid perquè vulnerava el dret mínim al descans reconegut per la llei. Això vol dir que en cas de conflicte laboral, el document no serà considerat vàlid per un jutge o tribunal.<text:line-break/><text:line-break/>En aquests casos, s'aplicarà el principi de "estàndards mínims", és a dir, els drets laborals legalment reconeguts són el mínim que les empreses han de respectar en les seves relacions laborals amb els treballadors i no s'han de debilitar mitjançant contractes individuals o convenis col·lectius.</text:p>
      <text:p text:style-name="P10"/>
      <text:p text:style-name="P4">5.- Ordena conforme al principi de jerarquia normativa les següents normes: </text:p>
      <text:p text:style-name="P4">Conveni Col·lectiu Provincial d'Oficines i Despatxos de la província d'Alacant.</text:p>
      <text:p text:style-name="P4">Conveni núm. 171 de la *OIT sobre treball nocturn.</text:p>
      <text:p text:style-name="P4">Reial decret-Legislatiu 2/2015 pel qual s'aprova el text refós de l'Estatut dels Treballadors.</text:p>
      <text:p text:style-name="P4">Llei 31/1995 de Prevenció de Riscos Laborals.</text:p>
      <text:p text:style-name="P4">Directiva 89/391 - Directiva marc sobre salut i seguretat en el treball, de 12 de juny de 1989, relativa a l'aplicació de mesures per a promoure la millora de la seguretat i de la salut dels treballadors en el treball («Directiva marc»).</text:p>
      <text:p text:style-name="P4">Llei orgànica 11/1985, de 2 d'agost, de Llibertat Sindical.</text:p>
      <text:p text:style-name="P4">Reial decret llei 16/2014, de 19 de desembre, pel qual es regula el Programa d'Activació per a l'Ocupació.</text:p>
      <text:p text:style-name="P4">Contracte de treball</text:p>
      <text:p text:style-name="P4">Constitució Espanyola.</text:p>
      <text:p text:style-name="P4">Decret 1006/1985 de 26 de juny, pel qual es regula la relació laboral especial dels esportistes professionals.</text:p>
      <text:p text:style-name="P4"/>
      <text:list xml:id="list3386398190" text:style-name="L3">
        <text:list-item>
          <text:p text:style-name="P19">Constitució Espanyola.</text:p>
        </text:list-item>
        <text:list-item>
          <text:p text:style-name="P19">Llei orgànica 11/1985, de 2 d'agost, de Llibertat Sindical.</text:p>
        </text:list-item>
        <text:list-item>
          <text:p text:style-name="P19">Llei 31/1995 de Prevenció de Riscos Laborals.</text:p>
        </text:list-item>
        <text:list-item>
          <text:p text:style-name="P19"><text:soft-page-break/>Directiva 89/391 - Directiva marc sobre salut i seguretat en el treball, de 12 de juny de 1989, relativa a l'aplicació de mesures per a promoure la millora de la seguretat i de la salut dels treballadors en el treball («Directiva marc»).</text:p>
        </text:list-item>
        <text:list-item>
          <text:p text:style-name="P19">Reial decret llei 16/2014, de 19 de desembre, pel qual es regula el Programa d'Activació per a l'Ocupació.</text:p>
        </text:list-item>
        <text:list-item>
          <text:p text:style-name="P19">Reial decret-Legislatiu 2/2015 pel qual s'aprova el text refós de l'Estatut dels Treballadors.</text:p>
        </text:list-item>
        <text:list-item>
          <text:p text:style-name="P19">Conveni núm. 171 de la OIT sobre treball nocturn.</text:p>
        </text:list-item>
        <text:list-item>
          <text:p text:style-name="P19">Decret 1006/1985 de 26 de juny, pel qual es regula la relació laboral especial dels esportistes professionals.</text:p>
        </text:list-item>
        <text:list-item>
          <text:p text:style-name="P19">Conveni Col·lectiu Provincial d'Oficines i Despatxos de la província d'Alacant.</text:p>
        </text:list-item>
        <text:list-item>
          <text:p text:style-name="P19">Contracte de treball.</text:p>
        </text:list-item>
      </text:list>
      <text:p text:style-name="P7"/>
      <text:p text:style-name="P4">6.- Mireia és representant d'una determinada marca de calçat el producte del qual embene. Tots els mesos l'empresa li envia 50 parells de sabates. Per cada parell venut, cobra una comissió, però si no aconsegueix vendre'ls en el període de temps establit, els retorna, sense que supose una pèrdua per a ella, encara que tampoc rebrà cap comissió i cobrarà únicament la seua part fixa de retribució. De quina mena de relació es tracta? Explica-ho. </text:p>
      <text:p text:style-name="P15"><text:span text:style-name="T18">La relació entre Mireia i l'empresa de la marca de sabates es pot qualificar de comercial o relació mercantil , ja que Mireia actua com a intermediari en la venda dels productes i rep una comissió per cada parell venut. En aquest cas, la Mireia no està afiliada a l'empresa perquè no rep encàrrecs ni directrius concretes sobre com realitzar les tasques de venda, sinó que té més llibertat per decidir com i on promocionar el producte. A més, el fet que l'empresa t'enviï productes a la venda i t'ofereixi una quota fixa de remuneració, siguin o no venuts els productes, indica que la relació es basa en un contracte comercial o acord comercial.</text:span> </text:p>
      <text:p text:style-name="P15"/>
      <text:p text:style-name="P4">7.- L'Estatut dels Treballadors concedeix, a tots els treballadors, dos dies de permís retribuït en cas de defunció d'un familiar fins al segon grau, per consanguinitat o afinitat. El conveni col·lectiu que s'aplica en una empresa amplia aquest termini a tres dies naturals. Quin de les dues normes s'ha d'aplicar en aquest cas? Quin principi del Dret Laboral ha d'aplicar-se? </text:p>
      <text:p text:style-name="P4"/>
      <text:p text:style-name="P4">8.- Una empresa ha anunciat que els nous treballadors que s'incorporen a l'empresa signaran un nou tipus de contracte de treball. Aquest contracte empitjora les condicions laborals dels nous treballadors, ja que cobraran menys del fixat en el conveni col·lectiu, treballaran més hores a les indicades en l'Estatut dels treballadors i se'ls exigirà que no pertanguen a cap sindicat. Els treballadors consideren aquestes mesures il·legals, per la qual cosa decideixen emprendre accions que impedisquen la posada en pràctica d'aquests contractes. </text:p>
      <text:p text:style-name="P4">a) Realitza un esquema que reflectisca les normes que apareixen en el cas, ordenades jeràrquicament.</text:p>
      <text:p text:style-name="P4">b) Assenyala si alguna de les mesures que desitja implantar l'empresa incompleix la jerarquia normativa.</text:p>
      <text:p text:style-name="P4"/>
      <text:p text:style-name="P4">9.- Indica si en les següents situacions s'està vulnerant algun dret dels treballadors i indica quin, en el seu cas: </text:p>
      <text:p text:style-name="P4"><text:soft-page-break/>a) Una treballadora sol·licita un permís per a realitzar l'examen de conduir i l'empresa li ho denega al·legant que com no es tracta d'una titulació acadèmica no té dret al permís.</text:p>
      <text:p text:style-name="P4">b) Una treballadora a la qual l'empresa obliga a portar sabata de taló com a part de l'uniforme, quan els seus companys homes utilitzen sabata plana.</text:p>
      <text:p text:style-name="P4">c) Una treballadora que està estudiant un Cicle Formatiu al mateix temps que treballa, sol·licita un permís per a realitzar exàmens i l'empresa li ho denega al·legant que aqueix dia no poden prescindir d'ella.</text:p>
      <text:p text:style-name="P4">d) Una treballadora que està estudiant un Cicle Formatiu al mateix temps que treballa, i que treballa als matins i a les vesprades, sol·licita treballar únicament de matins per a poder anar a classe. L'empresa li ho denega perquè no es treballa a torns.</text:p>
      <text:p text:style-name="P4">e) A una treballadora no li assignen tasques amb la finalitat que s'avorrisca i abandone l'empresa voluntàriament.</text:p>
      <text:p text:style-name="P4"/>
      <text:p text:style-name="P4">10.- En una empresa s'estan donant les següents situacions: </text:p>
      <text:p text:style-name="P4">- Els directius sospiten que alguns empleats passen molt temps en internet en pàgines no relacionades amb el treball i es plantegen implantar algun sistema de vigilància sobre els treballadors.</text:p>
      <text:p text:style-name="P4">- Últimament estan desapareixent alguns objectes personals dels treballadors i s'està plantejant realitzar registres als treballadors.</text:p>
      <text:p text:style-name="P4"/>
      <text:p text:style-name="P4">a) Pot l'empresa instal·lar cambres d'imatge i so, per què?. Què es requereix per a instal·lar càmeres de videovigilància?. I si l'empresa vol revisar els ordinadors dels treballadors quins requisits ha de complir?.</text:p>
      <text:p text:style-name="P4"/>
      <text:p text:style-name="P4">b) Pot l'empresa realitzar registres en els treballadors, les seues taquilles o els seus efectes personals?, en quins casos?. Quins requisits ha de complir el registre?.</text:p>
      <text:p text:style-name="P4"/>
      <text:p text:style-name="P4">11.- Juan ha sigut acomiadat per l'empresa per a la qual treballa per motius disciplinaris. Ell no està d'acord, per la qual cosa pensa demandar a l'empresa: </text:p>
      <text:p text:style-name="P4"/>
      <text:p text:style-name="P4">a) Quin és el primer Jutjat o Tribunal davant el qual ha d'interposar la demanda Juan?</text:p>
      <text:p text:style-name="P4">b) Si vol reclamar la sentència a on ha d'acudir?</text:p>
      <text:p text:style-name="P4">c) I si vol reclamar també aquesta segona sentència on ha de reclamar?</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1:41:40.085285966</meta:creation-date>
    <dc:date>2023-02-25T21:12:38.580000000</dc:date>
    <meta:editing-duration>PT50M14S</meta:editing-duration>
    <meta:editing-cycles>7</meta:editing-cycles>
    <meta:generator>LibreOffice/7.3.0.3$Windows_X86_64 LibreOffice_project/0f246aa12d0eee4a0f7adcefbf7c878fc2238db3</meta:generator>
    <meta:document-statistic meta:table-count="0" meta:image-count="0" meta:object-count="0" meta:page-count="4" meta:paragraph-count="73" meta:word-count="1740" meta:character-count="10604" meta:non-whitespace-character-count="8928"/>
  </office:meta>
</office:document-meta>
</file>